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3" style:family="text">
      <style:text-properties fo:font-size="11.00pt" fo:font-weight="normal" fo:font-family="Verdana" style:font-family-asian="Verdana" style:font-family-complex="Verdana" fo:background-color="#ffffff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ff" fo:color="#222222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#ffffff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#ffffff" fo:color="#202124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#ffffff" fo:color="#202124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3.00pt" fo:font-weight="normal" fo:font-family="'Arial Unicode MS'" style:font-family-asian="'Arial Unicode MS'" style:font-family-complex="'Arial Unicode MS'" fo:background-color="#ffffff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 style:type="center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3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38" style:family="paragraph">
      <style:paragraph-properties fo:line-height="100.00%" fo:text-align="left" fo:margin-bottom="8.00p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4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27.10pt"/>
        </style:tab-stops>
      </style:paragraph-properties>
    </style:style>
    <style:style style:name="P46" style:family="paragraph">
      <style:paragraph-properties fo:line-height="100.00%" fo:text-align="left" fo:margin-bottom="8.0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27.10pt"/>
        </style:tab-stops>
      </style:paragraph-properties>
    </style:style>
    <style:style style:name="P49" style:family="paragraph">
      <style:paragraph-properties fo:line-height="100.00%" fo:text-align="left" fo:margin-bottom="8.00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27.10pt"/>
        </style:tab-stops>
      </style:paragraph-properties>
    </style:style>
    <style:style style:name="P5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27.10pt"/>
        </style:tab-stops>
      </style:paragraph-properties>
    </style:style>
    <style:style style:name="P53" style:family="paragraph">
      <style:paragraph-properties fo:line-height="100.00%" fo:text-align="left" fo:margin-bottom="8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27.10pt"/>
        </style:tab-stops>
      </style:paragraph-properties>
    </style:style>
    <style:style style:name="P5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57" style:family="paragraph">
      <style:paragraph-properties fo:line-height="100.00%" fo:text-align="left" fo:margin-bottom="8.00p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0" style:family="paragraph">
      <style:paragraph-properties fo:line-height="100.00%" fo:text-align="left" fo:margin-bottom="8.0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3" style:family="paragraph">
      <style:paragraph-properties fo:line-height="100.00%" fo:text-align="left" fo:margin-bottom="8.00p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6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 style:type="center"/>
        </style:tab-stops>
      </style:paragraph-properties>
    </style:style>
    <style:style style:name="P67" style:family="paragraph">
      <style:paragraph-properties fo:line-height="100.00%" fo:text-align="left" fo:margin-bottom="8.00pt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 style:type="center"/>
        </style:tab-stops>
      </style:paragraph-properties>
    </style:style>
    <style:style style:name="P7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71" style:family="paragraph">
      <style:paragraph-properties fo:line-height="100.00%" fo:text-align="left" fo:margin-bottom="8.00p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74" style:family="paragraph">
      <style:paragraph-properties fo:line-height="100.00%" fo:text-align="left" fo:margin-bottom="8.00p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7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78" style:family="paragraph">
      <style:paragraph-properties fo:line-height="100.00%" fo:text-align="left" fo:margin-bottom="8.00pt"/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81" style:family="paragraph">
      <style:paragraph-properties fo:line-height="100.00%" fo:text-align="left" fo:margin-bottom="8.00p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6" style:family="paragraph">
      <style:paragraph-properties fo:line-height="100.00%" fo:text-align="left" fo:margin-bottom="8.00p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89" style:family="paragraph">
      <style:paragraph-properties fo:line-height="100.00%" fo:text-align="left" fo:margin-bottom="8.00pt"/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2" style:family="paragraph">
      <style:paragraph-properties fo:line-height="100.00%" fo:text-align="left" fo:margin-bottom="8.00pt"/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5" style:family="paragraph">
      <style:paragraph-properties fo:line-height="100.00%" fo:text-align="left" fo:margin-bottom="8.00pt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98" style:family="paragraph">
      <style:paragraph-properties fo:line-height="100.00%" fo:text-align="left" fo:margin-bottom="8.00pt"/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 style:type="center"/>
        </style:tab-stops>
      </style:paragraph-properties>
    </style:style>
    <style:style style:name="P102" style:family="paragraph">
      <style:paragraph-properties fo:line-height="100.00%" fo:text-align="left" fo:margin-bottom="8.00pt"/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 style:type="center"/>
        </style:tab-stops>
      </style:paragraph-properties>
    </style:style>
    <style:style style:name="P10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106" style:family="paragraph">
      <style:paragraph-properties fo:line-height="100.00%" fo:text-align="left" fo:margin-bottom="8.00pt"/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110" style:family="paragraph">
      <style:paragraph-properties fo:line-height="100.00%" fo:text-align="left" fo:margin-bottom="8.00pt"/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 style:type="center"/>
        </style:tab-stops>
      </style:paragraph-properties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14" style:family="paragraph">
      <style:paragraph-properties fo:line-height="100.00%" fo:text-align="left" fo:margin-bottom="8.00pt"/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17" style:family="paragraph">
      <style:paragraph-properties fo:line-height="100.00%" fo:text-align="left" fo:margin-bottom="8.00pt"/>
    </style:style>
    <style:style style:name="P11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6" style:family="paragraph">
      <style:paragraph-properties fo:line-height="100.00%" fo:text-align="left" fo:margin-bottom="8.00pt"/>
    </style:style>
    <style:style style:name="P12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3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38" style:family="paragraph">
      <style:paragraph-properties fo:line-height="100.00%" fo:text-align="left" fo:margin-bottom="8.00pt"/>
    </style:style>
    <style:style style:name="P13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4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54" style:family="paragraph">
      <style:paragraph-properties fo:line-height="100.00%" fo:text-align="left" fo:margin-bottom="8.00pt"/>
    </style:style>
    <style:style style:name="P15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59" style:family="paragraph">
      <style:paragraph-properties fo:line-height="100.00%" fo:text-align="left" fo:margin-bottom="8.00pt"/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63" style:family="paragraph">
      <style:paragraph-properties fo:line-height="100.00%" fo:text-align="left" fo:margin-bottom="8.00pt"/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66" style:family="paragraph">
      <style:paragraph-properties fo:line-height="100.00%" fo:text-align="left" fo:margin-bottom="8.00pt"/>
    </style:style>
    <style:style style:name="P16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79" style:family="paragraph">
      <style:paragraph-properties fo:line-height="100.00%" fo:text-align="left" fo:margin-bottom="8.00pt"/>
    </style:style>
    <style:style style:name="P18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8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89" style:family="paragraph">
      <style:paragraph-properties fo:line-height="100.00%" fo:text-align="left" fo:margin-bottom="8.00pt"/>
    </style:style>
    <style:style style:name="P19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19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199" style:family="paragraph">
      <style:paragraph-properties fo:line-height="100.00%" fo:text-align="left" fo:margin-bottom="8.00pt"/>
    </style:style>
    <style:style style:name="P20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0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06" style:family="paragraph">
      <style:paragraph-properties fo:line-height="100.00%" fo:text-align="left">
        <style:tab-stops>
          <style:tab-stop style:position="51.00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09" style:family="paragraph">
      <style:paragraph-properties fo:line-height="100.00%" fo:text-align="left" fo:margin-bottom="8.00pt"/>
    </style:style>
    <style:style style:name="P21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1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16" style:family="paragraph">
      <style:paragraph-properties fo:line-height="100.00%" fo:text-align="left" fo:margin-bottom="8.00pt"/>
    </style:style>
    <style:style style:name="P21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2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21" style:family="paragraph">
      <style:paragraph-properties fo:line-height="100.00%" fo:text-align="left"/>
    </style:style>
    <style:style style:name="P22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25" style:family="paragraph">
      <style:paragraph-properties fo:line-height="100.00%" fo:text-align="left" fo:margin-bottom="8.00pt"/>
    </style:style>
    <style:style style:name="P22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2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3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237" style:family="paragraph">
      <style:paragraph-properties fo:line-height="100.00%" fo:text-align="left" fo:margin-bottom="8.00pt"/>
    </style:style>
    <style:style style:name="P23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4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42" style:family="paragraph">
      <style:paragraph-properties fo:line-height="100.00%" fo:text-align="left"/>
    </style:style>
    <style:style style:name="P24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44" style:family="paragraph">
      <style:paragraph-properties fo:line-height="100.00%" fo:text-align="left" fo:margin-bottom="8.00pt"/>
    </style:style>
    <style:style style:name="P24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46" style:family="paragraph">
      <style:paragraph-properties fo:line-height="100.00%" fo:text-align="left"/>
    </style:style>
    <style:style style:name="P24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4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49" style:family="paragraph">
      <style:paragraph-properties fo:line-height="100.00%" fo:text-align="left"/>
    </style:style>
    <style:style style:name="P25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5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252" style:family="paragraph">
      <style:paragraph-properties fo:line-height="100.00%" fo:text-align="left"/>
    </style:style>
    <style:style style:name="P25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254" style:family="paragraph">
      <style:paragraph-properties fo:line-height="100.00%" fo:text-align="left" fo:margin-bottom="8.00pt"/>
    </style:style>
    <style:style style:name="P25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5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59" style:family="paragraph">
      <style:paragraph-properties fo:line-height="100.00%" fo:text-align="left"/>
    </style:style>
    <style:style style:name="P26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61" style:family="paragraph">
      <style:paragraph-properties fo:line-height="100.00%" fo:text-align="left" fo:margin-bottom="8.00pt"/>
    </style:style>
    <style:style style:name="P26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63" style:family="paragraph">
      <style:paragraph-properties fo:line-height="100.00%" fo:text-align="left"/>
    </style:style>
    <style:style style:name="P26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6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66" style:family="paragraph">
      <style:paragraph-properties fo:line-height="100.00%" fo:text-align="left"/>
    </style:style>
    <style:style style:name="P26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70" style:family="paragraph">
      <style:paragraph-properties fo:line-height="100.00%" fo:text-align="left" fo:margin-bottom="8.00pt"/>
    </style:style>
    <style:style style:name="P27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72" style:family="paragraph">
      <style:paragraph-properties fo:line-height="100.00%" fo:text-align="left"/>
    </style:style>
    <style:style style:name="P27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7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75" style:family="paragraph">
      <style:paragraph-properties fo:line-height="100.00%" fo:text-align="left"/>
    </style:style>
    <style:style style:name="P27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79" style:family="paragraph">
      <style:paragraph-properties fo:line-height="100.00%" fo:text-align="left"/>
    </style:style>
    <style:style style:name="P28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81" style:family="paragraph">
      <style:paragraph-properties fo:line-height="100.00%" fo:text-align="left"/>
    </style:style>
    <style:style style:name="P28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83" style:family="paragraph">
      <style:paragraph-properties fo:line-height="100.00%" fo:text-align="left" fo:margin-bottom="8.00pt"/>
    </style:style>
    <style:style style:name="P28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85" style:family="paragraph">
      <style:paragraph-properties fo:line-height="100.00%" fo:text-align="left"/>
    </style:style>
    <style:style style:name="P28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8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88" style:family="paragraph">
      <style:paragraph-properties fo:line-height="100.00%" fo:text-align="left" fo:margin-bottom="8.00pt"/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91" style:family="paragraph">
      <style:paragraph-properties fo:line-height="100.00%" fo:text-align="left" fo:margin-bottom="8.00pt"/>
    </style:style>
    <style:style style:name="P292" style:family="paragraph">
      <style:paragraph-properties fo:line-height="100.00%" fo:text-align="left"/>
    </style:style>
    <style:style style:name="P29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29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295" style:family="paragraph">
      <style:paragraph-properties fo:line-height="100.00%" fo:text-align="left" fo:margin-bottom="8.00pt"/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298" style:family="paragraph">
      <style:paragraph-properties fo:line-height="100.00%" fo:text-align="left" fo:margin-bottom="8.00pt"/>
    </style:style>
    <style:style style:name="P29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00" style:family="paragraph">
      <style:paragraph-properties fo:line-height="100.00%" fo:text-align="left"/>
    </style:style>
    <style:style style:name="P30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0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03" style:family="paragraph">
      <style:paragraph-properties fo:line-height="100.00%" fo:text-align="left"/>
    </style:style>
    <style:style style:name="P30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05" style:family="paragraph">
      <style:paragraph-properties fo:line-height="100.00%" fo:text-align="left" fo:margin-bottom="8.00pt"/>
    </style:style>
    <style:style style:name="P30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07" style:family="paragraph">
      <style:paragraph-properties fo:line-height="100.00%" fo:text-align="left"/>
    </style:style>
    <style:style style:name="P30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0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10" style:family="paragraph">
      <style:paragraph-properties fo:line-height="100.00%" fo:text-align="left"/>
    </style:style>
    <style:style style:name="P31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12" style:family="paragraph">
      <style:paragraph-properties fo:line-height="100.00%" fo:text-align="left" fo:margin-bottom="8.00pt"/>
    </style:style>
    <style:style style:name="P31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14" style:family="paragraph">
      <style:paragraph-properties fo:line-height="100.00%" fo:text-align="left"/>
    </style:style>
    <style:style style:name="P31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1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17" style:family="paragraph">
      <style:paragraph-properties fo:line-height="100.00%" fo:text-align="left"/>
    </style:style>
    <style:style style:name="P31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19" style:family="paragraph">
      <style:paragraph-properties fo:line-height="100.00%" fo:text-align="left"/>
    </style:style>
    <style:style style:name="P32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21" style:family="paragraph">
      <style:paragraph-properties fo:line-height="100.00%" fo:text-align="left"/>
    </style:style>
    <style:style style:name="P32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2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324" style:family="paragraph">
      <style:paragraph-properties fo:line-height="100.00%" fo:text-align="left"/>
    </style:style>
    <style:style style:name="P32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775.90pt"/>
        </style:tab-stops>
      </style:paragraph-properties>
    </style:style>
    <style:style style:name="P326" style:family="paragraph">
      <style:paragraph-properties fo:line-height="100.00%" fo:text-align="left" fo:margin-bottom="8.00pt"/>
    </style:style>
    <style:style style:name="P327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28" style:family="paragraph">
      <style:paragraph-properties fo:line-height="100.00%" fo:text-align="left"/>
    </style:style>
    <style:style style:name="P32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30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31" style:family="paragraph">
      <style:paragraph-properties fo:line-height="100.00%" fo:text-align="left"/>
    </style:style>
    <style:style style:name="P332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33" style:family="paragraph">
      <style:paragraph-properties fo:line-height="100.00%" fo:text-align="left"/>
    </style:style>
    <style:style style:name="P334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35" style:family="paragraph">
      <style:paragraph-properties fo:line-height="100.00%" fo:text-align="left" fo:margin-bottom="8.00pt"/>
    </style:style>
    <style:style style:name="P33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37" style:family="paragraph">
      <style:paragraph-properties fo:line-height="100.00%" fo:text-align="left"/>
    </style:style>
    <style:style style:name="P33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39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40" style:family="paragraph">
      <style:paragraph-properties fo:line-height="100.00%" fo:text-align="left"/>
    </style:style>
    <style:style style:name="P341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42" style:family="paragraph">
      <style:paragraph-properties fo:line-height="100.00%" fo:text-align="left" fo:margin-bottom="8.00pt"/>
    </style:style>
    <style:style style:name="P343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44" style:family="paragraph">
      <style:paragraph-properties fo:line-height="100.00%" fo:text-align="left"/>
    </style:style>
    <style:style style:name="P345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46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47" style:family="paragraph">
      <style:paragraph-properties fo:line-height="100.00%" fo:text-align="left"/>
    </style:style>
    <style:style style:name="P348" style:family="paragraph">
      <style:paragraph-properties fo:line-height="100.00%" fo:text-align="left" fo:margin-left="5.40pt" fo:text-indent="-5.40pt">
        <style:tab-stops>
          <style:tab-stop style:position="206.95pt"/>
          <style:tab-stop style:position="32891.10pt"/>
        </style:tab-stops>
      </style:paragraph-properties>
    </style:style>
    <style:style style:name="P349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949306in"/>
    </style:style>
    <style:style style:name="TableColumn0101" style:family="table-column">
      <style:table-column-properties style:column-width="2.949306in"/>
    </style:style>
    <style:style style:name="Table01" style:family="table">
      <style:table-properties style:width="5.89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666667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 style:min-row-height="0.412500in"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 style:min-row-height="0.412500in"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 style:min-row-height="0.412500in"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 style:min-row-height="0.412500in"/>
    </style:style>
    <style:style style:name="TableCell0109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110" style:family="table-row">
      <style:table-row-properties style:min-row-height="0.412500in"/>
    </style:style>
    <style:style style:name="TableCell011000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11001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111" style:family="table-row">
      <style:table-row-properties style:min-row-height="0.412500in"/>
    </style:style>
    <style:style style:name="TableCell011100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11101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112" style:family="table-row">
      <style:table-row-properties style:min-row-height="0.412500in"/>
    </style:style>
    <style:style style:name="TableCell011200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11201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113" style:family="table-row">
      <style:table-row-properties style:min-row-height="0.060417in"/>
    </style:style>
    <style:style style:name="TableCell0113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2.949306in"/>
    </style:style>
    <style:style style:name="TableColumn0201" style:family="table-column">
      <style:table-column-properties style:column-width="2.949306in"/>
    </style:style>
    <style:style style:name="Table02" style:family="table">
      <style:table-properties style:width="5.89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6944in solid #000000" fo:border-right="0.006944in solid #000000" fo:border-bottom="0.003472in solid #000000" fo:padding-left="0.075000in" fo:padding-right="0.075000in" fo:vertical-align="top" fo:background-color="#ffffff"/>
    </style:style>
    <style:style style:name="TableCell020201" style:family="table-cell">
      <style:table-cell-properties fo:border-top="0.003472in solid #000000" fo:border-left="0.006944in solid #000000" fo:border-right="0.006944in solid #000000" fo:border-bottom="0.003472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3472in solid #000000" fo:border-left="0.006944in solid #000000" fo:border-right="0.006944in solid #000000" fo:border-bottom="0.003472in solid #000000" fo:padding-left="0.075000in" fo:padding-right="0.075000in" fo:vertical-align="top" fo:background-color="#ffffff"/>
    </style:style>
    <style:style style:name="TableCell020301" style:family="table-cell">
      <style:table-cell-properties fo:border-top="0.003472in solid #000000" fo:border-left="0.006944in solid #000000" fo:border-right="0.006944in solid #000000" fo:border-bottom="0.003472in solid #000000" fo:padding-left="0.075000in" fo:padding-right="0.075000in" fo:vertical-align="top" fo:background-color="#ffffff"/>
    </style:style>
    <style:style style:name="TableRow0204" style:family="table-row">
      <style:table-row-properties style:min-row-height="0.335417in"/>
    </style:style>
    <style:style style:name="TableCell020400" style:family="table-cell">
      <style:table-cell-properties fo:border-top="0.003472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3472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 style:min-row-height="0.335417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 style:min-row-height="0.335417in"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 style:min-row-height="0.335417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 style:min-row-height="0.335417in"/>
    </style:style>
    <style:style style:name="TableCell0208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209" style:family="table-row">
      <style:table-row-properties style:min-row-height="0.335417in"/>
    </style:style>
    <style:style style:name="TableCell020900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20901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210" style:family="table-row">
      <style:table-row-properties style:min-row-height="0.335417in"/>
    </style:style>
    <style:style style:name="TableCell021000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21001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211" style:family="table-row">
      <style:table-row-properties style:min-row-height="0.335417in"/>
    </style:style>
    <style:style style:name="TableCell0211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11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2.949306in"/>
    </style:style>
    <style:style style:name="TableColumn0301" style:family="table-column">
      <style:table-column-properties style:column-width="2.949306in"/>
    </style:style>
    <style:style style:name="Table03" style:family="table">
      <style:table-properties style:width="5.89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307" style:family="table-row">
      <style:table-row-properties style:min-row-height="1.175000in"/>
    </style:style>
    <style:style style:name="TableCell030700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Cell030801" style:family="table-cell">
      <style:table-cell-properties fo:border-top="0.000694in solid #000000" fo:border-left="0.006944in solid #000000" fo:border-right="0.006944in solid #000000" fo:border-bottom="0.000694in solid #000000" fo:padding-left="0.075000in" fo:padding-right="0.0750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9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2.949306in"/>
    </style:style>
    <style:style style:name="TableColumn0401" style:family="table-column">
      <style:table-column-properties style:column-width="2.949306in"/>
    </style:style>
    <style:style style:name="Table04" style:family="table">
      <style:table-properties style:width="5.89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 style:min-row-height="0.552083in"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 style:min-row-height="0.552083in"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2.949306in"/>
    </style:style>
    <style:style style:name="TableColumn0501" style:family="table-column">
      <style:table-column-properties style:column-width="2.949306in"/>
    </style:style>
    <style:style style:name="Table05" style:family="table">
      <style:table-properties style:width="5.89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2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3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2.949306in"/>
    </style:style>
    <style:style style:name="TableColumn0601" style:family="table-column">
      <style:table-column-properties style:column-width="2.949306in"/>
    </style:style>
    <style:style style:name="Table06" style:family="table">
      <style:table-properties style:width="5.89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4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5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2.949306in"/>
    </style:style>
    <style:style style:name="TableColumn0701" style:family="table-column">
      <style:table-column-properties style:column-width="2.949306in"/>
    </style:style>
    <style:style style:name="Table07" style:family="table">
      <style:table-properties style:width="5.89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702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2.949306in"/>
    </style:style>
    <style:style style:name="TableColumn0801" style:family="table-column">
      <style:table-column-properties style:column-width="2.949306in"/>
    </style:style>
    <style:style style:name="Table08" style:family="table">
      <style:table-properties style:width="5.89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2.949306in"/>
    </style:style>
    <style:style style:name="TableColumn0901" style:family="table-column">
      <style:table-column-properties style:column-width="2.949306in"/>
    </style:style>
    <style:style style:name="Table09" style:family="table">
      <style:table-properties style:width="5.89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9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9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902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000" style:family="table-column">
      <style:table-column-properties style:column-width="2.949306in"/>
    </style:style>
    <style:style style:name="TableColumn1001" style:family="table-column">
      <style:table-column-properties style:column-width="2.949306in"/>
    </style:style>
    <style:style style:name="Table10" style:family="table">
      <style:table-properties style:width="5.898611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0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0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002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100" style:family="table-column">
      <style:table-column-properties style:column-width="2.949306in"/>
    </style:style>
    <style:style style:name="TableColumn1101" style:family="table-column">
      <style:table-column-properties style:column-width="2.949306in"/>
    </style:style>
    <style:style style:name="Table11" style:family="table">
      <style:table-properties style:width="5.898611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200" style:family="table-column">
      <style:table-column-properties style:column-width="2.949306in"/>
    </style:style>
    <style:style style:name="TableColumn1201" style:family="table-column">
      <style:table-column-properties style:column-width="2.949306in"/>
    </style:style>
    <style:style style:name="Table12" style:family="table">
      <style:table-properties style:width="5.898611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300" style:family="table-column">
      <style:table-column-properties style:column-width="2.949306in"/>
    </style:style>
    <style:style style:name="TableColumn1301" style:family="table-column">
      <style:table-column-properties style:column-width="2.949306in"/>
    </style:style>
    <style:style style:name="Table13" style:family="table">
      <style:table-properties style:width="5.898611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400" style:family="table-column">
      <style:table-column-properties style:column-width="2.949306in"/>
    </style:style>
    <style:style style:name="TableColumn1401" style:family="table-column">
      <style:table-column-properties style:column-width="2.949306in"/>
    </style:style>
    <style:style style:name="Table14" style:family="table">
      <style:table-properties style:width="5.898611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3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500" style:family="table-column">
      <style:table-column-properties style:column-width="2.949306in"/>
    </style:style>
    <style:style style:name="TableColumn1501" style:family="table-column">
      <style:table-column-properties style:column-width="2.949306in"/>
    </style:style>
    <style:style style:name="Table15" style:family="table">
      <style:table-properties style:width="5.898611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1" style:family="table-row">
      <style:table-row-properties/>
    </style:style>
    <style:style style:name="TableCell1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600" style:family="table-column">
      <style:table-column-properties style:column-width="2.949306in"/>
    </style:style>
    <style:style style:name="TableColumn1601" style:family="table-column">
      <style:table-column-properties style:column-width="2.949306in"/>
    </style:style>
    <style:style style:name="Table16" style:family="table">
      <style:table-properties style:width="5.898611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602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700" style:family="table-column">
      <style:table-column-properties style:column-width="2.949306in"/>
    </style:style>
    <style:style style:name="TableColumn1701" style:family="table-column">
      <style:table-column-properties style:column-width="2.949306in"/>
    </style:style>
    <style:style style:name="Table17" style:family="table">
      <style:table-properties style:width="5.898611in" fo:margin-left="0.000000in" style:writing-mode="lr" table:align="left" style:may-break-between-rows="true"/>
    </style:style>
    <style:style style:name="TableRow1700" style:family="table-row">
      <style:table-row-properties style:min-row-height="0.191667in"/>
    </style:style>
    <style:style style:name="TableCell17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800" style:family="table-column">
      <style:table-column-properties style:column-width="2.949306in"/>
    </style:style>
    <style:style style:name="TableColumn1801" style:family="table-column">
      <style:table-column-properties style:column-width="2.949306in"/>
    </style:style>
    <style:style style:name="Table18" style:family="table">
      <style:table-properties style:width="5.898611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8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900" style:family="table-column">
      <style:table-column-properties style:column-width="2.949306in"/>
    </style:style>
    <style:style style:name="TableColumn1901" style:family="table-column">
      <style:table-column-properties style:column-width="2.949306in"/>
    </style:style>
    <style:style style:name="Table19" style:family="table">
      <style:table-properties style:width="5.898611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9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901" style:family="table-row">
      <style:table-row-properties style:min-row-height="0.177083in"/>
    </style:style>
    <style:style style:name="TableCell19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9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902" style:family="table-row">
      <style:table-row-properties style:min-row-height="0.177083in"/>
    </style:style>
    <style:style style:name="TableCell19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9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903" style:family="table-row">
      <style:table-row-properties style:min-row-height="0.177083in"/>
    </style:style>
    <style:style style:name="TableCell19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9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904" style:family="table-row">
      <style:table-row-properties style:min-row-height="0.177083in"/>
    </style:style>
    <style:style style:name="TableCell19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9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000" style:family="table-column">
      <style:table-column-properties style:column-width="2.949306in"/>
    </style:style>
    <style:style style:name="TableColumn2001" style:family="table-column">
      <style:table-column-properties style:column-width="2.949306in"/>
    </style:style>
    <style:style style:name="Table20" style:family="table">
      <style:table-properties style:width="5.898611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0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001" style:family="table-row">
      <style:table-row-properties/>
    </style:style>
    <style:style style:name="TableCell20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0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002" style:family="table-row">
      <style:table-row-properties/>
    </style:style>
    <style:style style:name="TableCell20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0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003" style:family="table-row">
      <style:table-row-properties/>
    </style:style>
    <style:style style:name="TableCell2003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003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100" style:family="table-column">
      <style:table-column-properties style:column-width="2.949306in"/>
    </style:style>
    <style:style style:name="TableColumn2101" style:family="table-column">
      <style:table-column-properties style:column-width="2.949306in"/>
    </style:style>
    <style:style style:name="Table21" style:family="table">
      <style:table-properties style:width="5.898611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200" style:family="table-column">
      <style:table-column-properties style:column-width="2.949306in"/>
    </style:style>
    <style:style style:name="TableColumn2201" style:family="table-column">
      <style:table-column-properties style:column-width="2.949306in"/>
    </style:style>
    <style:style style:name="Table22" style:family="table">
      <style:table-properties style:width="5.898611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201" style:family="table-row">
      <style:table-row-properties/>
    </style:style>
    <style:style style:name="TableCell2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300" style:family="table-column">
      <style:table-column-properties style:column-width="2.949306in"/>
    </style:style>
    <style:style style:name="TableColumn2301" style:family="table-column">
      <style:table-column-properties style:column-width="2.949306in"/>
    </style:style>
    <style:style style:name="Table23" style:family="table">
      <style:table-properties style:width="5.898611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301" style:family="table-row">
      <style:table-row-properties/>
    </style:style>
    <style:style style:name="TableCell2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302" style:family="table-row">
      <style:table-row-properties/>
    </style:style>
    <style:style style:name="TableCell2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303" style:family="table-row">
      <style:table-row-properties/>
    </style:style>
    <style:style style:name="TableCell2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304" style:family="table-row">
      <style:table-row-properties/>
    </style:style>
    <style:style style:name="TableCell230400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30401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400" style:family="table-column">
      <style:table-column-properties style:column-width="2.949306in"/>
    </style:style>
    <style:style style:name="TableColumn2401" style:family="table-column">
      <style:table-column-properties style:column-width="2.949306in"/>
    </style:style>
    <style:style style:name="Table24" style:family="table">
      <style:table-properties style:width="5.898611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401" style:family="table-row">
      <style:table-row-properties/>
    </style:style>
    <style:style style:name="TableCell2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402" style:family="table-row">
      <style:table-row-properties/>
    </style:style>
    <style:style style:name="TableCell2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500" style:family="table-column">
      <style:table-column-properties style:column-width="2.949306in"/>
    </style:style>
    <style:style style:name="TableColumn2501" style:family="table-column">
      <style:table-column-properties style:column-width="2.949306in"/>
    </style:style>
    <style:style style:name="Table25" style:family="table">
      <style:table-properties style:width="5.898611in" fo:margin-left="0.000000in" style:writing-mode="lr" table:align="left" style:may-break-between-rows="true"/>
    </style:style>
    <style:style style:name="TableRow2500" style:family="table-row">
      <style:table-row-properties/>
    </style:style>
    <style:style style:name="TableCell2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501" style:family="table-row">
      <style:table-row-properties/>
    </style:style>
    <style:style style:name="TableCell2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2600" style:family="table-column">
      <style:table-column-properties style:column-width="2.949306in"/>
    </style:style>
    <style:style style:name="TableColumn2601" style:family="table-column">
      <style:table-column-properties style:column-width="2.949306in"/>
    </style:style>
    <style:style style:name="Table26" style:family="table">
      <style:table-properties style:width="5.898611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2601" style:family="table-row">
      <style:table-row-properties/>
    </style:style>
    <style:style style:name="TableCell2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2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A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Preguntas/Definición</text:span><text:span text:style-name="T4"/></text:p>
          </table:table-cell>
          <table:table-cell table:style-name="TableCell010001">
            <text:p text:style-name="P3"><text:span text:style-name="T5">Respuesta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- Empieza con A: Persona que cuida de la aplicación del reglamento, sanciona las infracciones o fallos y valida los resultados.</text:span><text:span text:style-name="T8"/></text:p>
          </table:table-cell>
          <table:table-cell table:style-name="TableCell010101">
            <text:p text:style-name="P6"><text:span text:style-name="T9">- Arbitro</text:span><text:span text:style-name="T10"/></text:p>
          </table:table-cell>
        </table:table-row>
        <table:table-row table:style-name="TableRow0102">
          <table:table-cell table:style-name="TableCell010200">
            <text:p text:style-name="P9"><text:span text:style-name="T11">-Empieza con A: Color de la bandera mostrada en señal de peligro en Formula 1.</text:span><text:span text:style-name="T12"/></text:p>
          </table:table-cell>
          <table:table-cell table:style-name="TableCell010201">
            <text:p text:style-name="P9"><text:span text:style-name="T13">- Amarilla</text:span></text:p>
            <text:p text:style-name="P9"><text:span text:style-name="T14"/></text:p>
          </table:table-cell>
        </table:table-row>
        <table:table-row table:style-name="TableRow0103">
          <table:table-cell table:style-name="TableCell010300">
            <text:p text:style-name="P11"><text:span text:style-name="T15">-Empieza con A: Es una parte fundamental en un coche de Formula 1 que existe en el eje delantero y el trasero.</text:span><text:span text:style-name="T16"/></text:p>
          </table:table-cell>
          <table:table-cell table:style-name="TableCell010301">
            <text:p text:style-name="P11"><text:span text:style-name="T17">- Aleron</text:span><text:span text:style-name="T18"/></text:p>
          </table:table-cell>
        </table:table-row>
        <table:table-row table:style-name="TableRow0104">
          <table:table-cell table:style-name="TableCell010400">
            <text:p text:style-name="P13"><text:span text:style-name="T19">- Empieza con A: ¿Dónde se jugó el primer campeonato mundial masculino de baloncesto?</text:span><text:span text:style-name="T20"/></text:p>
          </table:table-cell>
          <table:table-cell table:style-name="TableCell010401">
            <text:p text:style-name="P13"><text:span text:style-name="T21">- Argentina</text:span><text:span text:style-name="T22"/></text:p>
          </table:table-cell>
        </table:table-row>
        <table:table-row table:style-name="TableRow0105">
          <table:table-cell table:style-name="TableCell010500">
            <text:p text:style-name="P16"><text:span text:style-name="T23">- Empieza con A: Jugada de tenis en la que el jugador obtiene directamente un tanto al efectuar un saque sin que el adversario consiga tocar la pelota.</text:span><text:span text:style-name="T24"/></text:p>
          </table:table-cell>
          <table:table-cell table:style-name="TableCell010501">
            <text:p text:style-name="P16"><text:span text:style-name="T25">- Ace</text:span><text:span text:style-name="T26"/></text:p>
          </table:table-cell>
        </table:table-row>
        <table:table-row table:style-name="TableRow0106">
          <table:table-cell table:style-name="TableCell010600">
            <text:p text:style-name="P19"><text:span text:style-name="T27">-Empieza por A: ¿Cual es el primer apellido del futbolista mas laureado de la historia?</text:span></text:p>
            <text:p text:style-name="P19"><text:span text:style-name="T28"/></text:p>
          </table:table-cell>
          <table:table-cell table:style-name="TableCell010601">
            <text:p text:style-name="P19"><text:span text:style-name="T29">-Alves</text:span><text:span text:style-name="T30"/></text:p>
          </table:table-cell>
        </table:table-row>
        <table:table-row table:style-name="TableRow0107">
          <table:table-cell table:style-name="TableCell010700">
            <text:p text:style-name="P21"><text:span text:style-name="T31">-</text:span><text:span text:style-name="T32">Empieza por A: Cuando hay más agua entre los neumáticos y la carretera de la que puede ser desplazada por la banda de rodadura de neumáticos</text:span><text:span text:style-name="T33"><text:s/></text:span><text:span text:style-name="T34">y este pierde el control</text:span><text:span text:style-name="T35"/></text:p>
          </table:table-cell>
          <table:table-cell table:style-name="TableCell010701">
            <text:p text:style-name="P21"><text:span text:style-name="T36">-</text:span><text:span text:style-name="T37">Aquaplaning</text:span><text:span text:style-name="T38"/></text:p>
          </table:table-cell>
        </table:table-row>
        <table:table-row table:style-name="TableRow0108">
          <table:table-cell table:style-name="TableCell010800">
            <text:p text:style-name="P23"><text:span text:style-name="T39">-<text:s/></text:span><text:span text:style-name="T40">Empieza por A: Primer apellido del piloto español dos veces Campeón Mundial de Pilotos de Fórmula 1 en 2005 y 2006.</text:span><text:span text:style-name="T41"/></text:p>
          </table:table-cell>
          <table:table-cell table:style-name="TableCell010801">
            <text:p text:style-name="P23"><text:span text:style-name="T42">-Alonso</text:span><text:span text:style-name="T43"/></text:p>
          </table:table-cell>
        </table:table-row>
        <table:table-row table:style-name="TableRow0109">
          <table:table-cell table:style-name="TableCell010900">
            <text:p text:style-name="P26"><text:span text:style-name="T43">-Contiene la A: Equipo de la NBA donde Pau Gasol ganó un anillo.</text:span></text:p>
          </table:table-cell>
          <table:table-cell table:style-name="TableCell010901">
            <text:p text:style-name="P26"><text:span text:style-name="T43">-Lakers</text:span></text:p>
          </table:table-cell>
        </table:table-row>
        <table:table-row table:style-name="TableRow0110">
          <table:table-cell table:style-name="TableCell011000">
            <text:p text:style-name="P29"><text:span text:style-name="T43"/></text:p>
          </table:table-cell>
          <table:table-cell table:style-name="TableCell011001">
            <text:p text:style-name="P29"><text:span text:style-name="T43"/></text:p>
          </table:table-cell>
        </table:table-row>
        <table:table-row table:style-name="TableRow0111">
          <table:table-cell table:style-name="TableCell011100">
            <text:p text:style-name="P31"><text:span text:style-name="T43"/></text:p>
          </table:table-cell>
          <table:table-cell table:style-name="TableCell011101">
            <text:p text:style-name="P31"><text:span text:style-name="T43"/></text:p>
          </table:table-cell>
        </table:table-row>
        <table:table-row table:style-name="TableRow0112">
          <table:table-cell table:style-name="TableCell011200">
            <text:p text:style-name="P33"><text:span text:style-name="T43"/></text:p>
          </table:table-cell>
          <table:table-cell table:style-name="TableCell011201">
            <text:p text:style-name="P33"><text:span text:style-name="T43"/></text:p>
          </table:table-cell>
        </table:table-row>
        <table:table-row table:style-name="TableRow0113">
          <table:table-cell table:style-name="TableCell011300">
            <text:p text:style-name="P36"><text:span text:style-name="T43"/></text:p>
          </table:table-cell>
          <table:table-cell table:style-name="TableCell011301">
            <text:p text:style-name="P36"><text:span text:style-name="T43"/></text:p>
          </table:table-cell>
        </table:table-row>
      </table:table>
      <text:p text:style-name="P38"><text:span text:style-name="T43"/></text:p>
      <text:p text:style-name="P38"><text:span text:style-name="T44">B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40"><text:span text:style-name="T46">Preguntas/Definición</text:span><text:span text:style-name="T47"/></text:p>
          </table:table-cell>
          <table:table-cell table:style-name="TableCell020001">
            <text:p text:style-name="P40"><text:span text:style-name="T48">Respuesta</text:span><text:span text:style-name="T49"/></text:p>
          </table:table-cell>
        </table:table-row>
        <table:table-row table:style-name="TableRow0201">
          <table:table-cell table:style-name="TableCell020100">
            <text:p text:style-name="P43"><text:span text:style-name="T50">- Empieza con la B: ¿Qué selección ha ganado mas mundiales de fútbol?</text:span><text:span text:style-name="T51"/></text:p>
          </table:table-cell>
          <table:table-cell table:style-name="TableCell020101">
            <text:p text:style-name="P43"><text:span text:style-name="T52">- Brasil</text:span><text:span text:style-name="T53"/></text:p>
          </table:table-cell>
        </table:table-row>
        <table:table-row table:style-name="TableRow0202">
          <table:table-cell table:style-name="TableCell020200">
            <text:p text:style-name="P46"><text:span text:style-name="T54">- Empieza con la B: ¿Cual es el apellido del atleta que logró el récord plusmarca de velocidad en la prueba de los 100 metros lisos?</text:span><text:span text:style-name="T55"/></text:p>
          </table:table-cell>
          <table:table-cell table:style-name="TableCell020201">
            <text:p text:style-name="P47"><text:span text:style-name="T56">- Bolt</text:span></text:p>
            <text:p text:style-name="P47"><text:span text:style-name="T57"/></text:p>
          </table:table-cell>
        </table:table-row>
        <table:table-row table:style-name="TableRow0203">
          <table:table-cell table:style-name="TableCell020300">
            <text:p text:style-name="P49"><text:span text:style-name="T58">-Empieza con la B: ¿Qué deporte practican los Harlem Globetrotters?</text:span><text:span text:style-name="T59"/></text:p>
          </table:table-cell>
          <table:table-cell table:style-name="TableCell020301">
            <text:p text:style-name="P50"><text:span text:style-name="T60">- Baloncesto</text:span><text:span text:style-name="T61"/></text:p>
          </table:table-cell>
        </table:table-row>
        <table:table-row table:style-name="TableRow0204">
          <table:table-cell table:style-name="TableCell020400">
            <text:p text:style-name="P53"><text:span text:style-name="T62">-Empieza con la B: ¿En qué deporte puedes hacer una tacada?</text:span><text:span text:style-name="T63"/></text:p>
          </table:table-cell>
          <table:table-cell table:style-name="TableCell020401">
            <text:p text:style-name="P54"><text:span text:style-name="T64">- Billar</text:span><text:span text:style-name="T65"/></text:p>
          </table:table-cell>
        </table:table-row>
        <table:table-row table:style-name="TableRow0205">
          <table:table-cell table:style-name="TableCell020500">
            <text:p text:style-name="P57"><text:span text:style-name="T66">-Con la B: ¿Cómo se llama en golf cuando completas un hoyo en un lanzamiento menos que el par del hoyo?</text:span><text:span text:style-name="T67"/></text:p>
          </table:table-cell>
          <table:table-cell table:style-name="TableCell020501">
            <text:p text:style-name="P58"><text:span text:style-name="T68">- Birdie</text:span><text:span text:style-name="T69"/></text:p>
          </table:table-cell>
        </table:table-row>
        <table:table-row table:style-name="TableRow0206">
          <table:table-cell table:style-name="TableCell020600">
            <text:p text:style-name="P60"><text:span text:style-name="T70">-Empieza por B: Formación de ampollas en los neumáticos, causado por un uso excesivo.</text:span><text:span text:style-name="T71"/></text:p>
          </table:table-cell>
          <table:table-cell table:style-name="TableCell020601">
            <text:p text:style-name="P61"><text:span text:style-name="T72">-Blistering</text:span><text:span text:style-name="T73"/></text:p>
          </table:table-cell>
        </table:table-row>
        <table:table-row table:style-name="TableRow0207">
          <table:table-cell table:style-name="TableCell020700">
            <text:p text:style-name="P63"><text:span text:style-name="T74">-Empieza por B: Lugar donde se produce la<text:s/></text:span><text:span text:style-name="T75">parada que hace un vehículo durante la competición para repostar, cambiar los neumáticos, reparaciones, etc…</text:span><text:span text:style-name="T76"/></text:p>
          </table:table-cell>
          <table:table-cell table:style-name="TableCell020701">
            <text:p text:style-name="P64"><text:span text:style-name="T77">-Boxes</text:span><text:span text:style-name="T78"/></text:p>
          </table:table-cell>
        </table:table-row>
        <table:table-row table:style-name="TableRow0208">
          <table:table-cell table:style-name="TableCell020800">
            <text:p text:style-name="P67"><text:span text:style-name="T78"/></text:p>
          </table:table-cell>
          <table:table-cell table:style-name="TableCell020801">
            <text:p text:style-name="P68"><text:span text:style-name="T78"/></text:p>
          </table:table-cell>
        </table:table-row>
        <table:table-row table:style-name="TableRow0209">
          <table:table-cell table:style-name="TableCell020900">
            <text:p text:style-name="P71"><text:span text:style-name="T78"/></text:p>
          </table:table-cell>
          <table:table-cell table:style-name="TableCell020901">
            <text:p text:style-name="P72"><text:span text:style-name="T78"/></text:p>
          </table:table-cell>
        </table:table-row>
        <table:table-row table:style-name="TableRow0210">
          <table:table-cell table:style-name="TableCell021000">
            <text:p text:style-name="P74"><text:span text:style-name="T78"/></text:p>
          </table:table-cell>
          <table:table-cell table:style-name="TableCell021001">
            <text:p text:style-name="P75"><text:span text:style-name="T78"/></text:p>
          </table:table-cell>
        </table:table-row>
        <table:table-row table:style-name="TableRow0211">
          <table:table-cell table:style-name="TableCell021100">
            <text:p text:style-name="P78"><text:span text:style-name="T78"/></text:p>
          </table:table-cell>
          <table:table-cell table:style-name="TableCell021101">
            <text:p text:style-name="P79"><text:span text:style-name="T78"/></text:p>
          </table:table-cell>
        </table:table-row>
      </table:table>
      <text:p text:style-name="P81"><text:span text:style-name="T78"/></text:p>
      <text:p text:style-name="P81"><text:span text:style-name="T79">C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83"><text:span text:style-name="T81">Preguntas/Definición</text:span><text:span text:style-name="T82"/></text:p>
          </table:table-cell>
          <table:table-cell table:style-name="TableCell030001">
            <text:p text:style-name="P83"><text:span text:style-name="T83">Respuesta</text:span><text:span text:style-name="T84"/></text:p>
          </table:table-cell>
        </table:table-row>
        <table:table-row table:style-name="TableRow0301">
          <table:table-cell table:style-name="TableCell030100">
            <text:p text:style-name="P86"><text:span text:style-name="T85">- Empieza con la C: ¿Cuál es el deporte más popular en la India?</text:span><text:span text:style-name="T86"/></text:p>
          </table:table-cell>
          <table:table-cell table:style-name="TableCell030101">
            <text:p text:style-name="P87"><text:span text:style-name="T87">- Criquet</text:span><text:span text:style-name="T88"/></text:p>
          </table:table-cell>
        </table:table-row>
        <table:table-row table:style-name="TableRow0302">
          <table:table-cell table:style-name="TableCell030200">
            <text:p text:style-name="P89"><text:span text:style-name="T89">- Empieza con la C: Se dice del equipo que ocupa la última posición de la clasificación.</text:span><text:span text:style-name="T90"/></text:p>
          </table:table-cell>
          <table:table-cell table:style-name="TableCell030201">
            <text:p text:style-name="P90"><text:span text:style-name="T91">- Colista</text:span></text:p>
            <text:p text:style-name="P90"><text:span text:style-name="T92"/></text:p>
          </table:table-cell>
        </table:table-row>
        <table:table-row table:style-name="TableRow0303">
          <table:table-cell table:style-name="TableCell030300">
            <text:p text:style-name="P92"><text:span text:style-name="T93">- Empieza con la C: Nombre de la mascota de los Juegos Olímpicos de Barcelona en 1992.</text:span><text:span text:style-name="T94"/></text:p>
          </table:table-cell>
          <table:table-cell table:style-name="TableCell030301">
            <text:p text:style-name="P93"><text:span text:style-name="T95">- Cobi</text:span><text:span text:style-name="T96"/></text:p>
          </table:table-cell>
        </table:table-row>
        <table:table-row table:style-name="TableRow0304">
          <table:table-cell table:style-name="TableCell030400">
            <text:p text:style-name="P95"><text:span text:style-name="T97">- Empieza con la C: ¿Qué material se utilizó por primera vez para cubrir pelotas de béisbol?</text:span><text:span text:style-name="T98"/></text:p>
          </table:table-cell>
          <table:table-cell table:style-name="TableCell030401">
            <text:p text:style-name="P96"><text:span text:style-name="T99">- Cuero</text:span><text:span text:style-name="T100"/></text:p>
          </table:table-cell>
        </table:table-row>
        <table:table-row table:style-name="TableRow0305">
          <table:table-cell table:style-name="TableCell030500">
            <text:p text:style-name="P98"><text:span text:style-name="T101">- Empieza por C: Camino cerrado utilizado en ciertas modalidades de automovilismo y motociclismo</text:span><text:span text:style-name="T102"/></text:p>
          </table:table-cell>
          <table:table-cell table:style-name="TableCell030501">
            <text:p text:style-name="P99"><text:span text:style-name="T103">- Circuito</text:span><text:span text:style-name="T104"/></text:p>
          </table:table-cell>
        </table:table-row>
        <table:table-row table:style-name="TableRow0306">
          <table:table-cell table:style-name="TableCell030600">
            <text:p text:style-name="P102"><text:span text:style-name="T105">- Empieza por C: aro</text:span><text:span text:style-name="T106"> </text:span><text:span text:style-name="T107">metálico</text:span><text:span text:style-name="T108"> </text:span><text:span text:style-name="T109">sujeto</text:span><text:span text:style-name="T110"> </text:span><text:span text:style-name="T111">horizontalmente</text:span><text:span text:style-name="T112"> </text:span><text:span text:style-name="T113">a</text:span><text:span text:style-name="T114"> </text:span><text:span text:style-name="T115">un</text:span><text:span text:style-name="T116"> <text:s/></text:span><text:span text:style-name="T117">tablero</text:span><text:span text:style-name="T118">, </text:span><text:span text:style-name="T119">y</text:span><text:span text:style-name="T120"> </text:span><text:span text:style-name="T121">del</text:span><text:span text:style-name="T122"> </text:span><text:span text:style-name="T123">que</text:span><text:span text:style-name="T124"> </text:span><text:span text:style-name="T125">pende</text:span><text:span text:style-name="T126"> </text:span><text:span text:style-name="T127">una</text:span><text:span text:style-name="T128"> </text:span><text:span text:style-name="T129">red</text:span><text:span text:style-name="T130"> </text:span><text:span text:style-name="T131">en</text:span><text:span text:style-name="T132"> </text:span><text:span text:style-name="T133">la</text:span><text:span text:style-name="T134"> <text:s text:c="4"/></text:span><text:span text:style-name="T135">que</text:span><text:span text:style-name="T136"> </text:span><text:span text:style-name="T137">es</text:span><text:span text:style-name="T138"> </text:span><text:span text:style-name="T139">necesario</text:span><text:span text:style-name="T140"> </text:span><text:span text:style-name="T141">introducir</text:span><text:span text:style-name="T142"> </text:span><text:span text:style-name="T143">el</text:span><text:span text:style-name="T144"> </text:span><text:span text:style-name="T145">balón</text:span><text:span text:style-name="T146"> </text:span><text:span text:style-name="T147">para</text:span><text:span text:style-name="T148"> <text:s/></text:span><text:span text:style-name="T149">el</text:span><text:span text:style-name="T150"> </text:span><text:span text:style-name="T151">enceste</text:span><text:span text:style-name="T152"/></text:p>
          </table:table-cell>
          <table:table-cell table:style-name="TableCell030601">
            <text:p text:style-name="P103"><text:span text:style-name="T153">-Canasta</text:span><text:span text:style-name="T154"/></text:p>
          </table:table-cell>
        </table:table-row>
        <table:table-row table:style-name="TableRow0307">
          <table:table-cell table:style-name="TableCell030700">
            <text:p text:style-name="P106"><text:span text:style-name="T154">-Empieza por la C: Estilo es de forma alternada, mientras uno de los brazos del nadador se mueve en el aire con la palma hacia abajo dispuesta a ingresar al agua, y el codo relajado, el otro brazo avanza bajo el agua.</text:span></text:p>
            <text:p text:style-name="P106"><text:span text:style-name="T154"/></text:p>
          </table:table-cell>
          <table:table-cell table:style-name="TableCell030701">
            <text:p text:style-name="P107"><text:span text:style-name="T154">-Crol</text:span></text:p>
          </table:table-cell>
        </table:table-row>
        <table:table-row table:style-name="TableRow0308">
          <table:table-cell table:style-name="TableCell030800">
            <text:p text:style-name="P110"><text:span text:style-name="T154"/></text:p>
          </table:table-cell>
          <table:table-cell table:style-name="TableCell030801">
            <text:p text:style-name="P111"><text:span text:style-name="T154"/></text:p>
          </table:table-cell>
        </table:table-row>
        <table:table-row table:style-name="TableRow0309">
          <table:table-cell table:style-name="TableCell030900">
            <text:p text:style-name="P114"><text:span text:style-name="T154"/></text:p>
          </table:table-cell>
          <table:table-cell table:style-name="TableCell030901">
            <text:p text:style-name="P115"><text:span text:style-name="T154"/></text:p>
          </table:table-cell>
        </table:table-row>
      </table:table>
      <text:p text:style-name="P117"><text:span text:style-name="T154"/></text:p>
      <text:p text:style-name="P117"><text:span text:style-name="T155">D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19"><text:span text:style-name="T157">Preguntas/Definición</text:span><text:span text:style-name="T158"/></text:p>
          </table:table-cell>
          <table:table-cell table:style-name="TableCell040001">
            <text:p text:style-name="P119"><text:span text:style-name="T159">Respuesta</text:span><text:span text:style-name="T160"/></text:p>
          </table:table-cell>
        </table:table-row>
        <table:table-row table:style-name="TableRow0401">
          <table:table-cell table:style-name="TableCell040100">
            <text:p text:style-name="P122"><text:span text:style-name="T161">- Empieza con la D: Trozo de tela con un número, que llevan a la espalda los participantes en muchos deportes.</text:span></text:p>
            <text:p text:style-name="P122"><text:span text:style-name="T161">adelantamientos</text:span><text:span text:style-name="T162"/></text:p>
          </table:table-cell>
          <table:table-cell table:style-name="TableCell040101">
            <text:p text:style-name="P122"><text:span text:style-name="T163">- Dorsal</text:span></text:p>
            <text:p text:style-name="P122"><text:span text:style-name="T164"/></text:p>
            <text:p text:style-name="P122"><text:span text:style-name="T164"/></text:p>
          </table:table-cell>
        </table:table-row>
        <table:table-row table:style-name="TableRow0402">
          <table:table-cell table:style-name="TableCell040200">
            <text:p text:style-name="P124"><text:span text:style-name="T165">- Empieza con la D: Siglas del dispositivo introducido en la Formula 1 con el propósito de reducir carga aerodinámica y realizar adelantamientos.</text:span><text:span text:style-name="T166"/></text:p>
          </table:table-cell>
          <table:table-cell table:style-name="TableCell040201">
            <text:p text:style-name="P124"><text:span text:style-name="T167">-DRS</text:span><text:span text:style-name="T168"/></text:p>
          </table:table-cell>
        </table:table-row>
      </table:table>
      <text:p text:style-name="P126"><text:span text:style-name="T168"/></text:p>
      <text:p text:style-name="P126"><text:span text:style-name="T169">E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28"><text:span text:style-name="T171">Preguntas/Definición</text:span><text:span text:style-name="T172"/></text:p>
          </table:table-cell>
          <table:table-cell table:style-name="TableCell050001">
            <text:p text:style-name="P128"><text:span text:style-name="T173">Respuesta</text:span><text:span text:style-name="T174"/></text:p>
          </table:table-cell>
        </table:table-row>
        <table:table-row table:style-name="TableRow0501">
          <table:table-cell table:style-name="TableCell050100">
            <text:p text:style-name="P131"><text:span text:style-name="T175">Empieza por E: País africano que fue primero en clasificarse para una copa del mundo</text:span><text:span text:style-name="T176"/></text:p>
          </table:table-cell>
          <table:table-cell table:style-name="TableCell050101">
            <text:p text:style-name="P131"><text:span text:style-name="T177">Egipto</text:span><text:span text:style-name="T178">s</text:span><text:span text:style-name="T179"/></text:p>
          </table:table-cell>
        </table:table-row>
        <table:table-row table:style-name="TableRow0502">
          <table:table-cell table:style-name="TableCell050200">
            <text:p text:style-name="P134"><text:span text:style-name="T180">-Empieza con la E: Nombre del autor del único gol de la final de la euro 2016.</text:span><text:span text:style-name="T181"/></text:p>
          </table:table-cell>
          <table:table-cell table:style-name="TableCell050201">
            <text:p text:style-name="P134"><text:span text:style-name="T182">-Éder</text:span><text:span text:style-name="T183"/></text:p>
          </table:table-cell>
        </table:table-row>
        <table:table-row table:style-name="TableRow0503">
          <table:table-cell table:style-name="TableCell050300">
            <text:p text:style-name="P136"><text:span text:style-name="T184">-Empieza con la E: Nombre del torneo de futbol de selecciones que tiene lugar en Europa durante el verano cada cuatro años.</text:span><text:span text:style-name="T185"/></text:p>
          </table:table-cell>
          <table:table-cell table:style-name="TableCell050301">
            <text:p text:style-name="P136"><text:span text:style-name="T186">-Eurocopa</text:span><text:span text:style-name="T187"/></text:p>
          </table:table-cell>
        </table:table-row>
      </table:table>
      <text:p text:style-name="P138"><text:span text:style-name="T187"/></text:p>
      <text:p text:style-name="P138"><text:span text:style-name="T188">F</text:span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40"><text:span text:style-name="T190">Preguntas/Definición</text:span><text:span text:style-name="T191"/></text:p>
          </table:table-cell>
          <table:table-cell table:style-name="TableCell060001">
            <text:p text:style-name="P140"><text:span text:style-name="T192">Respuesta</text:span><text:span text:style-name="T193"/></text:p>
          </table:table-cell>
        </table:table-row>
        <table:table-row table:style-name="TableRow0601">
          <table:table-cell table:style-name="TableCell060100">
            <text:p text:style-name="P143"><text:span text:style-name="T194">- Empieza con la F: Las tres modalidades de la esgrima son: sable, espada y ...</text:span><text:span text:style-name="T195"/></text:p>
          </table:table-cell>
          <table:table-cell table:style-name="TableCell060101">
            <text:p text:style-name="P143"><text:span text:style-name="T196">- Florete</text:span><text:span text:style-name="T197"/></text:p>
          </table:table-cell>
        </table:table-row>
        <table:table-row table:style-name="TableRow0602">
          <table:table-cell table:style-name="TableCell060200">
            <text:p text:style-name="P145"><text:span text:style-name="T198">Empieza por la F: ¿Dónde se encuentra el circuito de Le Mans?</text:span><text:span text:style-name="T199"/></text:p>
          </table:table-cell>
          <table:table-cell table:style-name="TableCell060201">
            <text:p text:style-name="P145"><text:span text:style-name="T200">Francia</text:span><text:span text:style-name="T201"/></text:p>
          </table:table-cell>
        </table:table-row>
        <table:table-row table:style-name="TableRow0603">
          <table:table-cell table:style-name="TableCell060300">
            <text:p text:style-name="P147"><text:span text:style-name="T202">Empieza por F: ¿Qué país ha competido mas veces en los JJOO de verano sin ganar una medalla de oro?</text:span><text:span text:style-name="T203"/></text:p>
          </table:table-cell>
          <table:table-cell table:style-name="TableCell060301">
            <text:p text:style-name="P147"><text:span text:style-name="T204">Filipinas</text:span><text:span text:style-name="T205"/></text:p>
          </table:table-cell>
        </table:table-row>
        <table:table-row table:style-name="TableRow0604">
          <table:table-cell table:style-name="TableCell060400">
            <text:p text:style-name="P150"><text:span text:style-name="T206">-Por la F: Equipo de F1 en el que corrió Michael Shumacher</text:span></text:p>
            <text:p text:style-name="P150"><text:span text:style-name="T207"/></text:p>
          </table:table-cell>
          <table:table-cell table:style-name="TableCell060401">
            <text:p text:style-name="P150"><text:span text:style-name="T208">Ferrari</text:span><text:span text:style-name="T209"/></text:p>
          </table:table-cell>
        </table:table-row>
        <table:table-row table:style-name="TableRow0605">
          <table:table-cell table:style-name="TableCell060500">
            <text:p text:style-name="P152"><text:span text:style-name="T210">-Empieza por la F: Apellido del entrenador de futbol mas laureado de la historia</text:span><text:span text:style-name="T211"/></text:p>
          </table:table-cell>
          <table:table-cell table:style-name="TableCell060501">
            <text:p text:style-name="P152"><text:span text:style-name="T212">-Ferguson</text:span><text:span text:style-name="T213"/></text:p>
          </table:table-cell>
        </table:table-row>
      </table:table>
      <text:p text:style-name="P154"><text:span text:style-name="T213"/></text:p>
      <text:p text:style-name="P154"><text:span text:style-name="T214">G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56"><text:span text:style-name="T216">Preguntas/Definición</text:span><text:span text:style-name="T217"/></text:p>
          </table:table-cell>
          <table:table-cell table:style-name="TableCell070001">
            <text:p text:style-name="P156"><text:span text:style-name="T218">Respuesta</text:span><text:span text:style-name="T219"/></text:p>
          </table:table-cell>
        </table:table-row>
        <table:table-row table:style-name="TableRow0701">
          <table:table-cell table:style-name="TableCell070100">
            <text:p text:style-name="P159"><text:span text:style-name="T220">- Empieza con la G: ¿Cómo se llama la zona de hierba sobre la cual se ubica el hoyo en golf?</text:span><text:span text:style-name="T221"/></text:p>
          </table:table-cell>
          <table:table-cell table:style-name="TableCell070101">
            <text:p text:style-name="P160"><text:span text:style-name="T222">- Green</text:span><text:span text:style-name="T223"/></text:p>
          </table:table-cell>
        </table:table-row>
        <table:table-row table:style-name="TableRow0702">
          <table:table-cell table:style-name="TableCell070200">
            <text:p text:style-name="P163"><text:span text:style-name="T224">-Empieza por la G: Deporte por el que es conocido John Ram.</text:span><text:span text:style-name="T225"/></text:p>
          </table:table-cell>
          <table:table-cell table:style-name="TableCell070201">
            <text:p text:style-name="P164"><text:span text:style-name="T226">-Golf</text:span><text:span text:style-name="T227"/></text:p>
          </table:table-cell>
        </table:table-row>
      </table:table>
      <text:p text:style-name="P166"><text:span text:style-name="T227"/></text:p>
      <text:p text:style-name="P166"><text:span text:style-name="T228">H</text:span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68"><text:span text:style-name="T230">Preguntas/Definición</text:span><text:span text:style-name="T231"/></text:p>
          </table:table-cell>
          <table:table-cell table:style-name="TableCell080001">
            <text:p text:style-name="P168"><text:span text:style-name="T232">Respuesta</text:span><text:span text:style-name="T233"/></text:p>
          </table:table-cell>
        </table:table-row>
        <table:table-row table:style-name="TableRow0801">
          <table:table-cell table:style-name="TableCell080100">
            <text:p text:style-name="P171"><text:span text:style-name="T234">- Empieza con la H: Nombre del lugar donde se realizan las carreras de caballo.</text:span><text:span text:style-name="T235"/></text:p>
          </table:table-cell>
          <table:table-cell table:style-name="TableCell080101">
            <text:p text:style-name="P171"><text:span text:style-name="T236">- Hipodromo</text:span></text:p>
            <text:p text:style-name="P171"><text:span text:style-name="T237"/></text:p>
          </table:table-cell>
        </table:table-row>
        <table:table-row table:style-name="TableRow0802">
          <table:table-cell table:style-name="TableCell080200">
            <text:p text:style-name="P173"><text:span text:style-name="T238">- Empieza con la H: ¿Cómo se llama el deporte en el cual se levantan pesas?</text:span><text:span text:style-name="T239"/></text:p>
          </table:table-cell>
          <table:table-cell table:style-name="TableCell080201">
            <text:p text:style-name="P173"><text:span text:style-name="T240">- Halterofilia</text:span></text:p>
            <text:p text:style-name="P173"><text:span text:style-name="T241"/></text:p>
          </table:table-cell>
        </table:table-row>
        <table:table-row table:style-name="TableRow0803">
          <table:table-cell table:style-name="TableCell080300">
            <text:p text:style-name="P175"><text:span text:style-name="T242">- Empieza con la H: ¿A qué deporte pertenece el córner corto?</text:span><text:span text:style-name="T243"/></text:p>
          </table:table-cell>
          <table:table-cell table:style-name="TableCell080301">
            <text:p text:style-name="P175"><text:span text:style-name="T244">- Hockey</text:span><text:span text:style-name="T245"/></text:p>
          </table:table-cell>
        </table:table-row>
        <table:table-row table:style-name="TableRow0804">
          <table:table-cell table:style-name="TableCell080400">
            <text:p text:style-name="P177"><text:span text:style-name="T246">Empieza por la H: Deporte que consiste en carreras de caballos, concurso de saltos de obstáculos, doma, adiestramiento, etc.</text:span><text:span text:style-name="T247"/></text:p>
          </table:table-cell>
          <table:table-cell table:style-name="TableCell080401">
            <text:p text:style-name="P177"><text:span text:style-name="T248">Hipica</text:span><text:span text:style-name="T249"/></text:p>
          </table:table-cell>
        </table:table-row>
      </table:table>
      <text:p text:style-name="P179"><text:span text:style-name="T249"/></text:p>
      <text:p text:style-name="P179"><text:span text:style-name="T250">I</text:span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81"><text:span text:style-name="T252">Preguntas/Definición</text:span><text:span text:style-name="T253"/></text:p>
          </table:table-cell>
          <table:table-cell table:style-name="TableCell090001">
            <text:p text:style-name="P181"><text:span text:style-name="T254">Respuesta</text:span><text:span text:style-name="T255"/></text:p>
          </table:table-cell>
        </table:table-row>
        <table:table-row table:style-name="TableRow0901">
          <table:table-cell table:style-name="TableCell090100">
            <text:p text:style-name="P184"><text:span text:style-name="T256">- Empieza con la I: ¿En qué país se inventó el tenis de mesa?</text:span><text:span text:style-name="T257"/></text:p>
          </table:table-cell>
          <table:table-cell table:style-name="TableCell090101">
            <text:p text:style-name="P184"><text:span text:style-name="T258">- Inglaterra</text:span><text:span text:style-name="T259"/></text:p>
          </table:table-cell>
        </table:table-row>
        <table:table-row table:style-name="TableRow0902">
          <table:table-cell table:style-name="TableCell090200">
            <text:p text:style-name="P187"><text:span text:style-name="T260">-Empieza con la I: ¿Cual es el primer apellido del<text:s text:c="2"/>autor del único gol de la final del mundial de futbol de 2010?</text:span><text:span text:style-name="T261"/></text:p>
          </table:table-cell>
          <table:table-cell table:style-name="TableCell090201">
            <text:p text:style-name="P187"><text:span text:style-name="T262">-Iniesta</text:span><text:span text:style-name="T263"/></text:p>
          </table:table-cell>
        </table:table-row>
      </table:table>
      <text:p text:style-name="P189"><text:span text:style-name="T263"/></text:p>
      <text:p text:style-name="P189"><text:span text:style-name="T264">J</text:span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191"><text:span text:style-name="T266">Preguntas/Definición</text:span><text:span text:style-name="T267"/></text:p>
          </table:table-cell>
          <table:table-cell table:style-name="TableCell100001">
            <text:p text:style-name="P191"><text:span text:style-name="T268">Respuesta</text:span><text:span text:style-name="T269"/></text:p>
          </table:table-cell>
        </table:table-row>
        <table:table-row table:style-name="TableRow1001">
          <table:table-cell table:style-name="TableCell100100">
            <text:p text:style-name="P194"><text:span text:style-name="T270">Empieza por J: ¿Cómo se llaman los deportistas que practican el judo?</text:span><text:span text:style-name="T271"/></text:p>
          </table:table-cell>
          <table:table-cell table:style-name="TableCell100101">
            <text:p text:style-name="P194"><text:span text:style-name="T272">Judokas</text:span><text:span text:style-name="T273"/></text:p>
          </table:table-cell>
        </table:table-row>
        <table:table-row table:style-name="TableRow1002">
          <table:table-cell table:style-name="TableCell100200">
            <text:p text:style-name="P197"><text:span text:style-name="T274">-Empieza por la J: ¿Cual es el apellido del conocido exjugador de baloncesto cuyo apellido también da nombre a una marca de ropa?</text:span><text:span text:style-name="T275"/></text:p>
          </table:table-cell>
          <table:table-cell table:style-name="TableCell100201">
            <text:p text:style-name="P197"><text:span text:style-name="T276">-Jordan</text:span><text:span text:style-name="T277"/></text:p>
          </table:table-cell>
        </table:table-row>
      </table:table>
      <text:p text:style-name="P199"><text:span text:style-name="T277"/></text:p>
      <text:p text:style-name="P199"><text:span text:style-name="T278">K</text:span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201"><text:span text:style-name="T280">Preguntas/Definición</text:span><text:span text:style-name="T281"/></text:p>
          </table:table-cell>
          <table:table-cell table:style-name="TableCell110001">
            <text:p text:style-name="P201"><text:span text:style-name="T282">Respuesta</text:span><text:span text:style-name="T283"/></text:p>
          </table:table-cell>
        </table:table-row>
        <table:table-row table:style-name="TableRow1101">
          <table:table-cell table:style-name="TableCell110100">
            <text:p text:style-name="P204"><text:span text:style-name="T284">Empieza con K: Túnica de origen japonés que se ciñe, cruzándola, mediante un cinturón y se usa en gran cantidad de artes marciales.</text:span><text:span text:style-name="T285"/></text:p>
          </table:table-cell>
          <table:table-cell table:style-name="TableCell110101">
            <text:p text:style-name="P204"><text:span text:style-name="T286">Kimono</text:span><text:span text:style-name="T287"/></text:p>
          </table:table-cell>
        </table:table-row>
        <table:table-row table:style-name="TableRow1102">
          <table:table-cell table:style-name="TableCell110200">
            <text:p text:style-name="P206"><text:span text:style-name="T288">Empieza con K: ¿A que deporte se dedica la profesional Sandra Sanchez, ganadora del oro en los JJOO 2020?</text:span><text:span text:style-name="T289"/></text:p>
          </table:table-cell>
          <table:table-cell table:style-name="TableCell110201">
            <text:p text:style-name="P207"><text:span text:style-name="T290">Karate</text:span><text:span text:style-name="T291"/></text:p>
          </table:table-cell>
        </table:table-row>
      </table:table>
      <text:p text:style-name="P209"><text:span text:style-name="T291"/></text:p>
      <text:p text:style-name="P209"><text:span text:style-name="T292">L</text:span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211"><text:span text:style-name="T294">Preguntas/Definición</text:span><text:span text:style-name="T295"/></text:p>
          </table:table-cell>
          <table:table-cell table:style-name="TableCell120001">
            <text:p text:style-name="P211"><text:span text:style-name="T296">Respuesta</text:span><text:span text:style-name="T297"/></text:p>
          </table:table-cell>
        </table:table-row>
        <table:table-row table:style-name="TableRow1201">
          <table:table-cell table:style-name="TableCell120100">
            <text:p text:style-name="P214"><text:span text:style-name="T298">- Empieza con la L: ¿Cuál es el deporte nacional de Canadá?</text:span><text:span text:style-name="T299"/></text:p>
          </table:table-cell>
          <table:table-cell table:style-name="TableCell120101">
            <text:p text:style-name="P214"><text:span text:style-name="T300">- Lacrosse</text:span><text:span text:style-name="T301"/></text:p>
          </table:table-cell>
        </table:table-row>
      </table:table>
      <text:p text:style-name="P216"><text:span text:style-name="T301"/></text:p>
      <text:p text:style-name="P216"><text:span text:style-name="T302">M</text:span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218"><text:span text:style-name="T304">Preguntas/Definición</text:span><text:span text:style-name="T305"/></text:p>
          </table:table-cell>
          <table:table-cell table:style-name="TableCell130001">
            <text:p text:style-name="P218"><text:span text:style-name="T306">Respuesta</text:span><text:span text:style-name="T307"/></text:p>
          </table:table-cell>
        </table:table-row>
        <table:table-row table:style-name="TableRow1301">
          <table:table-cell table:style-name="TableCell130100">
            <text:p text:style-name="P221"><text:span text:style-name="T308">- Primer apellido del futbolista con más balones de oro de todos los tiempos</text:span><text:span text:style-name="T309"/></text:p>
          </table:table-cell>
          <table:table-cell table:style-name="TableCell130101">
            <text:p text:style-name="P221"><text:span text:style-name="T310">- Messi</text:span><text:span text:style-name="T311"/></text:p>
          </table:table-cell>
        </table:table-row>
        <table:table-row table:style-name="TableRow1302">
          <table:table-cell table:style-name="TableCell130200">
            <text:p text:style-name="P223"><text:span text:style-name="T312">-Empieza por la M: Primer apellido del autor del denominado “Gol del siglo”.</text:span><text:span text:style-name="T313"/></text:p>
          </table:table-cell>
          <table:table-cell table:style-name="TableCell130201">
            <text:p text:style-name="P223"><text:span text:style-name="T314">-Maradona</text:span><text:span text:style-name="T315"/></text:p>
          </table:table-cell>
        </table:table-row>
      </table:table>
      <text:p text:style-name="P225"><text:span text:style-name="T315"/></text:p>
      <text:p text:style-name="P225"><text:span text:style-name="T316">N</text:span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227"><text:span text:style-name="T318">Preguntas/Definición</text:span><text:span text:style-name="T319"/></text:p>
          </table:table-cell>
          <table:table-cell table:style-name="TableCell140001">
            <text:p text:style-name="P227"><text:span text:style-name="T320">Respuesta</text:span><text:span text:style-name="T321"/></text:p>
          </table:table-cell>
        </table:table-row>
        <table:table-row table:style-name="TableRow1401">
          <table:table-cell table:style-name="TableCell140100">
            <text:p text:style-name="P230"><text:span text:style-name="T322">- Empieza con la N: Color de la última cinta que puedes conseguir en las artes marciales.</text:span><text:span text:style-name="T323"/></text:p>
          </table:table-cell>
          <table:table-cell table:style-name="TableCell140101">
            <text:p text:style-name="P230"><text:span text:style-name="T324">- Negro</text:span><text:span text:style-name="T325"/></text:p>
          </table:table-cell>
        </table:table-row>
        <table:table-row table:style-name="TableRow1402">
          <table:table-cell table:style-name="TableCell140200">
            <text:p text:style-name="P232"><text:span text:style-name="T326">- Empieza con la N: Deporte mas practicado del mundo.</text:span><text:span text:style-name="T327"/></text:p>
          </table:table-cell>
          <table:table-cell table:style-name="TableCell140201">
            <text:p text:style-name="P232"><text:span text:style-name="T328">- Natacion</text:span><text:span text:style-name="T329"/></text:p>
          </table:table-cell>
        </table:table-row>
        <table:table-row table:style-name="TableRow1403">
          <table:table-cell table:style-name="TableCell140300">
            <text:p text:style-name="P235"><text:span text:style-name="T330">-Empieza por la N: Primer apellido del tenista que mas veces ha ganado el torneo Roland Garros.</text:span><text:span text:style-name="T331"/></text:p>
          </table:table-cell>
          <table:table-cell table:style-name="TableCell140301">
            <text:p text:style-name="P235"><text:span text:style-name="T332">-Nadal</text:span><text:span text:style-name="T333"/></text:p>
          </table:table-cell>
        </table:table-row>
      </table:table>
      <text:p text:style-name="P237"><text:span text:style-name="T333"/></text:p>
      <text:p text:style-name="P237"><text:span text:style-name="T334">O</text:span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239"><text:span text:style-name="T336">Preguntas/Definición</text:span><text:span text:style-name="T337"/></text:p>
          </table:table-cell>
          <table:table-cell table:style-name="TableCell150001">
            <text:p text:style-name="P239"><text:span text:style-name="T338">Respuesta</text:span><text:span text:style-name="T339"/></text:p>
          </table:table-cell>
        </table:table-row>
        <table:table-row table:style-name="TableRow1501">
          <table:table-cell table:style-name="TableCell150100">
            <text:p text:style-name="P242"><text:span text:style-name="T339">-Empieza con la O: Jugador nigeriano destacado por su calidad técnica.</text:span></text:p>
          </table:table-cell>
          <table:table-cell table:style-name="TableCell150101">
            <text:p text:style-name="P242"><text:span text:style-name="T339">-Okocha</text:span></text:p>
          </table:table-cell>
        </table:table-row>
      </table:table>
      <text:p text:style-name="P244"><text:span text:style-name="T339"/></text:p>
      <text:p text:style-name="P244"><text:span text:style-name="T340">P</text:span></text:p>
      <table:table table:style-name="Table16">
        <table:table-column table:style-name="TableColumn1600"/>
        <table:table-column table:style-name="TableColumn1601"/>
        <table:table-row table:style-name="TableRow1600">
          <table:table-cell table:style-name="TableCell160000">
            <text:p text:style-name="P246"><text:span text:style-name="T342">Preguntas/Definición</text:span><text:span text:style-name="T343"/></text:p>
          </table:table-cell>
          <table:table-cell table:style-name="TableCell160001">
            <text:p text:style-name="P246"><text:span text:style-name="T344">Respuesta</text:span><text:span text:style-name="T345"/></text:p>
          </table:table-cell>
        </table:table-row>
        <table:table-row table:style-name="TableRow1601">
          <table:table-cell table:style-name="TableCell160100">
            <text:p text:style-name="P249"><text:span text:style-name="T346">- Empieza con la P: ¿Cuál es el jugador de fútbol que ha ganado más Copas del Mundo?</text:span><text:span text:style-name="T347"/></text:p>
          </table:table-cell>
          <table:table-cell table:style-name="TableCell160101">
            <text:p text:style-name="P249"><text:span text:style-name="T348">- Pele</text:span><text:span text:style-name="T349"/></text:p>
          </table:table-cell>
        </table:table-row>
        <table:table-row table:style-name="TableRow1602">
          <table:table-cell table:style-name="TableCell160200">
            <text:p text:style-name="P252"><text:span text:style-name="T350">- Empieza con la P: ¿Cómo se llama cuando un jugador de bolos hace tres strikes seguidos?</text:span><text:span text:style-name="T351"/></text:p>
          </table:table-cell>
          <table:table-cell table:style-name="TableCell160201">
            <text:p text:style-name="P252"><text:span text:style-name="T352">-Pavo</text:span><text:span text:style-name="T353"/></text:p>
          </table:table-cell>
        </table:table-row>
      </table:table>
      <text:p text:style-name="P254"><text:span text:style-name="T353"/></text:p>
      <text:p text:style-name="P254"><text:span text:style-name="T354">Q</text:span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256"><text:span text:style-name="T356">Preguntas/Definición</text:span><text:span text:style-name="T357"/></text:p>
          </table:table-cell>
          <table:table-cell table:style-name="TableCell170001">
            <text:p text:style-name="P256"><text:span text:style-name="T358">Respuesta</text:span><text:span text:style-name="T359"/></text:p>
          </table:table-cell>
        </table:table-row>
        <table:table-row table:style-name="TableRow1701">
          <table:table-cell table:style-name="TableCell170100">
            <text:p text:style-name="P259"><text:span text:style-name="T359">-Contiene la Q: Apellido del motociclista español con 8 títulos mundiales.</text:span></text:p>
          </table:table-cell>
          <table:table-cell table:style-name="TableCell170101">
            <text:p text:style-name="P259"><text:span text:style-name="T359">-Marquez</text:span></text:p>
          </table:table-cell>
        </table:table-row>
      </table:table>
      <text:p text:style-name="P261"><text:span text:style-name="T359"/></text:p>
      <text:p text:style-name="P261"><text:span text:style-name="T360">R</text:span></text:p>
      <table:table table:style-name="Table18">
        <table:table-column table:style-name="TableColumn1800"/>
        <table:table-column table:style-name="TableColumn1801"/>
        <table:table-row table:style-name="TableRow1800">
          <table:table-cell table:style-name="TableCell180000">
            <text:p text:style-name="P263"><text:span text:style-name="T362">Preguntas/Definición</text:span><text:span text:style-name="T363"/></text:p>
          </table:table-cell>
          <table:table-cell table:style-name="TableCell180001">
            <text:p text:style-name="P263"><text:span text:style-name="T364">Respuesta</text:span><text:span text:style-name="T365"/></text:p>
          </table:table-cell>
        </table:table-row>
        <table:table-row table:style-name="TableRow1801">
          <table:table-cell table:style-name="TableCell180100">
            <text:p text:style-name="P266"><text:span text:style-name="T366">- Empieza con la R: En los Juegos Olímpicos de 1976 en Montreal, la gimnasta Nadia Comaneci se convirtió en la primera gimnasta en anotar un 10 perfecto. ¿A qué país representaba?</text:span><text:span text:style-name="T367"/></text:p>
          </table:table-cell>
          <table:table-cell table:style-name="TableCell180101">
            <text:p text:style-name="P266"><text:span text:style-name="T368">- Rumania</text:span><text:span text:style-name="T369"/></text:p>
          </table:table-cell>
        </table:table-row>
        <table:table-row table:style-name="TableRow1802">
          <table:table-cell table:style-name="TableCell180200">
            <text:p text:style-name="P268"><text:span text:style-name="T370">Empieza con la R: Deporte de origen inglés que se practica entre dos equipos de 15 jugadores con un balón de forma ovalada.</text:span><text:span text:style-name="T371"/></text:p>
          </table:table-cell>
          <table:table-cell table:style-name="TableCell180201">
            <text:p text:style-name="P268"><text:span text:style-name="T372">-Rugby</text:span><text:span text:style-name="T373"/></text:p>
          </table:table-cell>
        </table:table-row>
      </table:table>
      <text:p text:style-name="P270"><text:span text:style-name="T373"/></text:p>
      <text:p text:style-name="P270"><text:span text:style-name="T374">S</text:span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>
            <text:p text:style-name="P272"><text:span text:style-name="T376">Preguntas/Definición</text:span><text:span text:style-name="T377"/></text:p>
          </table:table-cell>
          <table:table-cell table:style-name="TableCell190001">
            <text:p text:style-name="P272"><text:span text:style-name="T378">Respuesta</text:span><text:span text:style-name="T379"/></text:p>
          </table:table-cell>
        </table:table-row>
        <table:table-row table:style-name="TableRow1901">
          <table:table-cell table:style-name="TableCell190100">
            <text:p text:style-name="P275"><text:span text:style-name="T380">- Empieza con la S: ¿Cuál es el deporte nacional en Japón?</text:span><text:span text:style-name="T381"/></text:p>
          </table:table-cell>
          <table:table-cell table:style-name="TableCell190101">
            <text:p text:style-name="P275"><text:span text:style-name="T382">-Sumo</text:span><text:span text:style-name="T383"/></text:p>
          </table:table-cell>
        </table:table-row>
        <table:table-row table:style-name="TableRow1902">
          <table:table-cell table:style-name="TableCell190200">
            <text:p text:style-name="P277"><text:span text:style-name="T384">- Empieza con la S: En qué deporte se usan los Términos «pez rancio» y «patada de Mula»</text:span><text:span text:style-name="T385"/></text:p>
          </table:table-cell>
          <table:table-cell table:style-name="TableCell190201">
            <text:p text:style-name="P277"><text:span text:style-name="T386">- Snowboarding</text:span><text:span text:style-name="T387"/></text:p>
          </table:table-cell>
        </table:table-row>
        <table:table-row table:style-name="TableRow1903">
          <table:table-cell table:style-name="TableCell190300">
            <text:p text:style-name="P279"><text:span text:style-name="T388">-Empieza con la S: Deporte que consiste en deslizarse sobre las olas del mar de pie sobre una tabla.</text:span><text:span text:style-name="T389"/></text:p>
          </table:table-cell>
          <table:table-cell table:style-name="TableCell190301">
            <text:p text:style-name="P279"><text:span text:style-name="T390">- Surf</text:span><text:span text:style-name="T391"/></text:p>
          </table:table-cell>
        </table:table-row>
        <table:table-row table:style-name="TableRow1904">
          <table:table-cell table:style-name="TableCell190400">
            <text:p text:style-name="P281"><text:span text:style-name="T392">-Empieza con la S: Deporte que consiste en deslizarse sobre una tabla con ruedas y realizar diferentes trucos, levantando la tabla del suelo y haciendo figuras y piruetas con ella en el aire.</text:span><text:span text:style-name="T393"/></text:p>
          </table:table-cell>
          <table:table-cell table:style-name="TableCell190401">
            <text:p text:style-name="P281"><text:span text:style-name="T394">- Skateboarding</text:span><text:span text:style-name="T395"/></text:p>
          </table:table-cell>
        </table:table-row>
      </table:table>
      <text:p text:style-name="P283"><text:span text:style-name="T395"/></text:p>
      <text:p text:style-name="P283"><text:span text:style-name="T396">T</text:span></text:p>
      <table:table table:style-name="Table20">
        <table:table-column table:style-name="TableColumn2000"/>
        <table:table-column table:style-name="TableColumn2001"/>
        <table:table-row table:style-name="TableRow2000">
          <table:table-cell table:style-name="TableCell200000">
            <text:p text:style-name="P285"><text:span text:style-name="T398">Preguntas/Definición</text:span><text:span text:style-name="T399"/></text:p>
          </table:table-cell>
          <table:table-cell table:style-name="TableCell200001">
            <text:p text:style-name="P285"><text:span text:style-name="T400">Respuesta</text:span><text:span text:style-name="T401"/></text:p>
          </table:table-cell>
        </table:table-row>
        <table:table-row table:style-name="TableRow2001">
          <table:table-cell table:style-name="TableCell200100">
            <text:p text:style-name="P288"><text:span text:style-name="T402">- Empieza con la T: ¿Cómo se llama la anotación de un tanto en fútbol americano?</text:span><text:span text:style-name="T403"/></text:p>
          </table:table-cell>
          <table:table-cell table:style-name="TableCell200101">
            <text:p text:style-name="P289"><text:span text:style-name="T404">- Touchdown</text:span><text:span text:style-name="T405"/></text:p>
          </table:table-cell>
        </table:table-row>
        <table:table-row table:style-name="TableRow2002">
          <table:table-cell table:style-name="TableCell200200">
            <text:p text:style-name="P291"><text:span text:style-name="T406">- Empieza con la T: ¿Qué arte marcial coreano significa literalmente «el camino del pie y el puño»?</text:span><text:span text:style-name="T407"/></text:p>
          </table:table-cell>
          <table:table-cell table:style-name="TableCell200201">
            <text:p text:style-name="P292"><text:span text:style-name="T408">- Taekwondo</text:span><text:span text:style-name="T409"/></text:p>
          </table:table-cell>
        </table:table-row>
        <table:table-row table:style-name="TableRow2003">
          <table:table-cell table:style-name="TableCell200300">
            <text:p text:style-name="P295"><text:span text:style-name="T410">- Empieza con la T: ¿En qué deporte pudieron participar las mujeres por primera en unos juegos olímpicos?</text:span><text:span text:style-name="T411"/></text:p>
          </table:table-cell>
          <table:table-cell table:style-name="TableCell200301">
            <text:p text:style-name="P296"><text:span text:style-name="T412">- Tenis</text:span><text:span text:style-name="T413"/></text:p>
          </table:table-cell>
        </table:table-row>
      </table:table>
      <text:p text:style-name="P298"><text:span text:style-name="T413"/></text:p>
      <text:p text:style-name="P298"><text:span text:style-name="T414">U</text:span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>
            <text:p text:style-name="P300"><text:span text:style-name="T416">Preguntas/Definición</text:span><text:span text:style-name="T417"/></text:p>
          </table:table-cell>
          <table:table-cell table:style-name="TableCell210001">
            <text:p text:style-name="P300"><text:span text:style-name="T418">Respuesta</text:span><text:span text:style-name="T419"/></text:p>
          </table:table-cell>
        </table:table-row>
        <table:table-row table:style-name="TableRow2101">
          <table:table-cell table:style-name="TableCell210100">
            <text:p text:style-name="P303"><text:span text:style-name="T420">Empieza con la U: ¿Qué país ganó la primera Copa Mundial de fútbol en 1930?</text:span><text:span text:style-name="T421"/></text:p>
          </table:table-cell>
          <table:table-cell table:style-name="TableCell210101">
            <text:p text:style-name="P303"><text:span text:style-name="T422">- Uruguay</text:span><text:span text:style-name="T423"/></text:p>
          </table:table-cell>
        </table:table-row>
      </table:table>
      <text:p text:style-name="P305"><text:span text:style-name="T423"/></text:p>
      <text:p text:style-name="P305"><text:span text:style-name="T424">V</text:span></text:p>
      <table:table table:style-name="Table22">
        <table:table-column table:style-name="TableColumn2200"/>
        <table:table-column table:style-name="TableColumn2201"/>
        <table:table-row table:style-name="TableRow2200">
          <table:table-cell table:style-name="TableCell220000">
            <text:p text:style-name="P307"><text:span text:style-name="T426">Preguntas/Definición</text:span><text:span text:style-name="T427"/></text:p>
          </table:table-cell>
          <table:table-cell table:style-name="TableCell220001">
            <text:p text:style-name="P307"><text:span text:style-name="T428">Respuesta</text:span><text:span text:style-name="T429"/></text:p>
          </table:table-cell>
        </table:table-row>
        <table:table-row table:style-name="TableRow2201">
          <table:table-cell table:style-name="TableCell220100">
            <text:p text:style-name="P310"><text:span text:style-name="T430">-Empieza con la V: Deporte donde dos equipos de 6 jugadores lanzan con las manos el balón por encima de una red al campo contrario.</text:span><text:span text:style-name="T431"/></text:p>
          </table:table-cell>
          <table:table-cell table:style-name="TableCell220101">
            <text:p text:style-name="P310"><text:span text:style-name="T432">-Voley</text:span><text:span text:style-name="T433"/></text:p>
          </table:table-cell>
        </table:table-row>
      </table:table>
      <text:p text:style-name="P312"><text:span text:style-name="T433"/></text:p>
      <text:p text:style-name="P312"><text:span text:style-name="T434">W</text:span></text:p>
      <table:table table:style-name="Table23">
        <table:table-column table:style-name="TableColumn2300"/>
        <table:table-column table:style-name="TableColumn2301"/>
        <table:table-row table:style-name="TableRow2300">
          <table:table-cell table:style-name="TableCell230000">
            <text:p text:style-name="P314"><text:span text:style-name="T436">Preguntas/Definición</text:span><text:span text:style-name="T437"/></text:p>
          </table:table-cell>
          <table:table-cell table:style-name="TableCell230001">
            <text:p text:style-name="P314"><text:span text:style-name="T438">Respuesta</text:span><text:span text:style-name="T439"/></text:p>
          </table:table-cell>
        </table:table-row>
        <table:table-row table:style-name="TableRow2301">
          <table:table-cell table:style-name="TableCell230100">
            <text:p text:style-name="P317"><text:span text:style-name="T440">- Empieza con la W: ¿Qué marca de raqueta usa Roger Federer?</text:span><text:span text:style-name="T441"/></text:p>
          </table:table-cell>
          <table:table-cell table:style-name="TableCell230101">
            <text:p text:style-name="P317"><text:span text:style-name="T442">- Wilson</text:span><text:span text:style-name="T443"/></text:p>
          </table:table-cell>
        </table:table-row>
        <table:table-row table:style-name="TableRow2302">
          <table:table-cell table:style-name="TableCell230200">
            <text:p text:style-name="P319"><text:span text:style-name="T444">-Empieza con la W: ¿En qué campeonato de tenis se presenció el partido más largo de la historia?</text:span><text:span text:style-name="T445"/></text:p>
          </table:table-cell>
          <table:table-cell table:style-name="TableCell230201">
            <text:p text:style-name="P319"><text:span text:style-name="T446">- Wimblendon</text:span><text:span text:style-name="T447"/></text:p>
          </table:table-cell>
        </table:table-row>
        <table:table-row table:style-name="TableRow2303">
          <table:table-cell table:style-name="TableCell230300">
            <text:p text:style-name="P321"><text:span text:style-name="T448">-Empieza con la Z: Deporte que se practica en una piscina, con el objetivo de marcar mayor número de goles en la portería del equipo contrario.</text:span><text:span text:style-name="T449"/></text:p>
          </table:table-cell>
          <table:table-cell table:style-name="TableCell230301">
            <text:p text:style-name="P321"><text:span text:style-name="T450">- Waterpolo</text:span><text:span text:style-name="T451"/></text:p>
          </table:table-cell>
        </table:table-row>
        <table:table-row table:style-name="TableRow2304">
          <table:table-cell table:style-name="TableCell230400">
            <text:p text:style-name="P324"><text:span text:style-name="T452">-Empieza por la W: Estadio en el que juega la selección inglesa de futbol.</text:span><text:span text:style-name="T453"/></text:p>
          </table:table-cell>
          <table:table-cell table:style-name="TableCell230401">
            <text:p text:style-name="P324"><text:span text:style-name="T454">-Wembley</text:span><text:span text:style-name="T455"/></text:p>
          </table:table-cell>
        </table:table-row>
      </table:table>
      <text:p text:style-name="P326"><text:span text:style-name="T455"/></text:p>
      <text:p text:style-name="P326"><text:span text:style-name="T456">X</text:span></text:p>
      <table:table table:style-name="Table24">
        <table:table-column table:style-name="TableColumn2400"/>
        <table:table-column table:style-name="TableColumn2401"/>
        <table:table-row table:style-name="TableRow2400">
          <table:table-cell table:style-name="TableCell240000">
            <text:p text:style-name="P328"><text:span text:style-name="T458">Preguntas/Definición</text:span><text:span text:style-name="T459"/></text:p>
          </table:table-cell>
          <table:table-cell table:style-name="TableCell240001">
            <text:p text:style-name="P328"><text:span text:style-name="T460">Respuesta</text:span><text:span text:style-name="T461"/></text:p>
          </table:table-cell>
        </table:table-row>
        <table:table-row table:style-name="TableRow2401">
          <table:table-cell table:style-name="TableCell240100">
            <text:p text:style-name="P331"><text:span text:style-name="T462">- Contiene la X: ¿De qué deporte se han tomado expresiones como “tirar la toalla” o “salvado por la campana”?</text:span><text:span text:style-name="T463"/></text:p>
          </table:table-cell>
          <table:table-cell table:style-name="TableCell240101">
            <text:p text:style-name="P331"><text:span text:style-name="T464">- Boxeo</text:span><text:span text:style-name="T465"/></text:p>
          </table:table-cell>
        </table:table-row>
        <table:table-row table:style-name="TableRow2402">
          <table:table-cell table:style-name="TableCell240200">
            <text:p text:style-name="P333"><text:span text:style-name="T466">- Contiene la X: Nombre de la jugadora ganadora del balón de oro en el año 2022.</text:span><text:span text:style-name="T467"/></text:p>
          </table:table-cell>
          <table:table-cell table:style-name="TableCell240201">
            <text:p text:style-name="P333"><text:span text:style-name="T468">- Alexia</text:span><text:span text:style-name="T469"/></text:p>
          </table:table-cell>
        </table:table-row>
      </table:table>
      <text:p text:style-name="P335"><text:span text:style-name="T469"/></text:p>
      <text:p text:style-name="P335"><text:span text:style-name="T470">Y</text:span></text:p>
      <table:table table:style-name="Table25">
        <table:table-column table:style-name="TableColumn2500"/>
        <table:table-column table:style-name="TableColumn2501"/>
        <table:table-row table:style-name="TableRow2500">
          <table:table-cell table:style-name="TableCell250000">
            <text:p text:style-name="P337"><text:span text:style-name="T472">Preguntas/Definición</text:span><text:span text:style-name="T473"/></text:p>
          </table:table-cell>
          <table:table-cell table:style-name="TableCell250001">
            <text:p text:style-name="P337"><text:span text:style-name="T474">Respuesta</text:span><text:span text:style-name="T475"/></text:p>
          </table:table-cell>
        </table:table-row>
        <table:table-row table:style-name="TableRow2501">
          <table:table-cell table:style-name="TableCell250100">
            <text:p text:style-name="P340"><text:span text:style-name="T476">- Empieza por la Y: Deporte de la India, cuyo objetivo es conseguir la perfección espiritual y un mayor control físicomental.</text:span><text:span text:style-name="T477"/></text:p>
          </table:table-cell>
          <table:table-cell table:style-name="TableCell250101">
            <text:p text:style-name="P340"><text:span text:style-name="T478">- Yoga</text:span><text:span text:style-name="T479"/></text:p>
          </table:table-cell>
        </table:table-row>
      </table:table>
      <text:p text:style-name="P342"><text:span text:style-name="T479"/></text:p>
      <text:p text:style-name="P342"><text:span text:style-name="T480">Z</text:span></text:p>
      <table:table table:style-name="Table26">
        <table:table-column table:style-name="TableColumn2600"/>
        <table:table-column table:style-name="TableColumn2601"/>
        <table:table-row table:style-name="TableRow2600">
          <table:table-cell table:style-name="TableCell260000">
            <text:p text:style-name="P344"><text:span text:style-name="T482">Preguntas/Definición</text:span><text:span text:style-name="T483"/></text:p>
          </table:table-cell>
          <table:table-cell table:style-name="TableCell260001">
            <text:p text:style-name="P344"><text:span text:style-name="T484">Respuesta</text:span><text:span text:style-name="T485"/></text:p>
          </table:table-cell>
        </table:table-row>
        <table:table-row table:style-name="TableRow2601">
          <table:table-cell table:style-name="TableCell260100">
            <text:p text:style-name="P347"><text:span text:style-name="T486">Contiene la Z: Apellido del boxeador infligió la primera derrota de Muhammad Ali en el boxeo profesional.</text:span><text:span text:style-name="T487"/></text:p>
          </table:table-cell>
          <table:table-cell table:style-name="TableCell260101">
            <text:p text:style-name="P347"><text:span text:style-name="T488">- Frazier</text:span><text:span text:style-name="T489"/></text:p>
          </table:table-cell>
        </table:table-row>
      </table:table>
      <text:p text:style-name="P349"><text:span text:style-name="T4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